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w times roman" svg:font-family="'New times 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c169e"/>
    </style:style>
    <style:style style:name="P2" style:family="paragraph" style:parent-style-name="Text_20_body">
      <style:paragraph-properties fo:text-align="justify" style:justify-single-word="false"/>
      <style:text-properties officeooo:rsid="000c7ea2" officeooo:paragraph-rsid="000c7ea2"/>
    </style:style>
    <style:style style:name="P3" style:family="paragraph" style:parent-style-name="Text_20_body">
      <style:text-properties officeooo:rsid="000fa30d" officeooo:paragraph-rsid="000fa30d"/>
    </style:style>
    <style:style style:name="P4" style:family="paragraph" style:parent-style-name="Text_20_body">
      <style:text-properties officeooo:rsid="00106bc3" officeooo:paragraph-rsid="00106bc3"/>
    </style:style>
    <style:style style:name="P5" style:family="paragraph" style:parent-style-name="Text_20_body">
      <style:text-properties officeooo:rsid="0014ba7a" officeooo:paragraph-rsid="0014ba7a"/>
    </style:style>
    <style:style style:name="P6" style:family="paragraph" style:parent-style-name="Text_20_body">
      <style:text-properties officeooo:rsid="0015ee42" officeooo:paragraph-rsid="0015ee42"/>
    </style:style>
    <style:style style:name="P7" style:family="paragraph" style:parent-style-name="Text_20_body">
      <style:text-properties officeooo:rsid="001b14e5" officeooo:paragraph-rsid="001b14e5"/>
    </style:style>
    <style:style style:name="P8" style:family="paragraph" style:parent-style-name="Text_20_body">
      <style:text-properties officeooo:rsid="001cd68e" officeooo:paragraph-rsid="001cd68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break-before="page"/>
      <style:text-properties officeooo:rsid="000c169e" officeooo:paragraph-rsid="000c169e"/>
    </style:style>
    <style:style style:name="P11" style:family="paragraph" style:parent-style-name="Heading_20_1">
      <style:text-properties officeooo:rsid="000c169e" officeooo:paragraph-rsid="000c169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text-properties officeooo:rsid="0014ba7a" officeooo:paragraph-rsid="0014ba7a"/>
    </style:style>
    <style:style style:name="P14" style:family="paragraph" style:parent-style-name="Contents_20_Heading">
      <style:paragraph-properties fo:break-before="page"/>
    </style:style>
    <style:style style:name="T1" style:family="text">
      <style:text-properties officeooo:rsid="00106bc3"/>
    </style:style>
    <style:style style:name="T2" style:family="text">
      <style:text-properties officeooo:rsid="00136f86"/>
    </style:style>
    <style:style style:name="T3" style:family="text">
      <style:text-properties officeooo:rsid="0015ee42"/>
    </style:style>
    <style:style style:name="T4" style:family="text">
      <style:text-properties officeooo:rsid="001786cc"/>
    </style:style>
    <style:style style:name="T5" style:family="text">
      <style:text-properties officeooo:rsid="001cd68e"/>
    </style:style>
    <style:style style:name="T6" style:family="text">
      <style:text-properties officeooo:rsid="001ee034"/>
    </style:style>
    <style:style style:name="T7" style:family="text">
      <style:text-properties officeooo:rsid="00207e2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line-break/>LABORBERICHT - INTERVAL<text:span text:style-name="T7">L</text:span>HALBIERUNG</text:p>
      <text:p text:style-name="Subtitle"><text:line-break/><text:line-break/><text:line-break/><text:line-break/><text:line-break/>Paul Prünster</text:p>
      <text:p text:style-name="Subtitle"><text:line-break/>3Ib</text:p>
      <text:p text:style-name="Subtitle"><text:line-break/>Systeme und Netzwerke</text:p>
      <text:p text:style-name="Subtitle"><text:line-break/>TFO „Max Valier“ Bozen</text:p>
      <text:p text:style-name="Subtitle"><text:line-break/>24. November 2017</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Inhaltsverzeichnis</text:p>
          </text:index-title>
          <text:p text:style-name="P12"><text:a xlink:type="simple" xlink:href="#__RefHeading___Toc107_1742750504" text:style-name="Index_20_Link" text:visited-style-name="Index_20_Link">Arbeitsauftrag<text:tab/>3</text:a></text:p>
          <text:p text:style-name="P12"><text:a xlink:type="simple" xlink:href="#__RefHeading___Toc109_1742750504" text:style-name="Index_20_Link" text:visited-style-name="Index_20_Link">Theoretischer Hintergrund<text:tab/>3</text:a></text:p>
          <text:p text:style-name="P12"><text:a xlink:type="simple" xlink:href="#__RefHeading___Toc111_1742750504" text:style-name="Index_20_Link" text:visited-style-name="Index_20_Link">Analyse<text:tab/>3</text:a></text:p>
          <text:p text:style-name="P9"><text:a xlink:type="simple" xlink:href="#__RefHeading___Toc227_1742750504" text:style-name="Index_20_Link" text:visited-style-name="Index_20_Link">Lastenheft<text:tab/>3</text:a></text:p>
          <text:p text:style-name="P9"><text:a xlink:type="simple" xlink:href="#__RefHeading___Toc229_1742750504" text:style-name="Index_20_Link" text:visited-style-name="Index_20_Link">Benutzerhandbuch<text:tab/>3</text:a></text:p>
          <text:p text:style-name="P12"><text:a xlink:type="simple" xlink:href="#__RefHeading___Toc113_1742750504" text:style-name="Index_20_Link" text:visited-style-name="Index_20_Link">Planung<text:tab/>3</text:a></text:p>
          <text:p text:style-name="P12"><text:a xlink:type="simple" xlink:href="#__RefHeading___Toc115_1742750504" text:style-name="Index_20_Link" text:visited-style-name="Index_20_Link">Implementierung<text:tab/>4</text:a></text:p>
          <text:p text:style-name="P12"><text:a xlink:type="simple" xlink:href="#__RefHeading___Toc117_1742750504" text:style-name="Index_20_Link" text:visited-style-name="Index_20_Link">Testbericht<text:tab/>4</text:a></text:p>
          <text:p text:style-name="P12"><text:a xlink:type="simple" xlink:href="#__RefHeading___Toc119_1742750504" text:style-name="Index_20_Link" text:visited-style-name="Index_20_Link">Beobachtungen und Erkenntnisse<text:tab/>4</text:a></text:p>
          <text:p text:style-name="P12"><text:a xlink:type="simple" xlink:href="#__RefHeading___Toc121_1742750504" text:style-name="Index_20_Link" text:visited-style-name="Index_20_Link">Quellenverzeichnis<text:tab/>4</text:a></text:p>
        </text:index-body>
      </text:table-of-content>
      <text:p text:style-name="Contents_20_Heading"/>
      <text:h text:style-name="P10" text:outline-level="1"><text:bookmark-start text:name="__RefHeading___Toc107_1742750504"/>Arbeitsauftrag<text:bookmark-end text:name="__RefHeading___Toc107_1742750504"/></text:h>
      <text:p text:style-name="P2">Es soll die Programmiersprache C benutzt werden um ein Programm zu schreiben das aus der eingegebenen Gleichung und einem Intervall auf der X-Achse eine Nullstelle also Lösung berechnen soll falls diese vorhanden ist. Des Weiteren soll das Programm auch modular programmiert sein. Eingabe und Ausgabe werden über die Konsole erfolgen.</text:p>
      <text:h text:style-name="P11" text:outline-level="1"><text:bookmark-start text:name="__RefHeading___Toc109_1742750504"/>Theoretischer Hintergrund<text:bookmark-end text:name="__RefHeading___Toc109_1742750504"/></text:h>
      <text:p text:style-name="P3">Für die Errechnung der Nullstellen soll ein mathematisches Verfahren namens Intervallhalbierungsverfahren bei dem <text:span text:style-name="T1">die Nullstelle, falls vorhanden, so genau wie möglich errechnet wird. Es wird eine Toleranz eingegeben das wohin das Programm rechnet. <text:line-break/>Es werden die Sprache C und Standardbibliotheken verwendet.<text:line-break/>Auch werden Erfahrungen über das Planen und Entwickeln eines Programms gesammelt.</text:span></text:p>
      <text:h text:style-name="P11" text:outline-level="1"><text:bookmark-start text:name="__RefHeading___Toc111_1742750504"/>Analyse<text:bookmark-end text:name="__RefHeading___Toc111_1742750504"/></text:h>
      <text:h text:style-name="Heading_20_2" text:outline-level="2"><text:bookmark-start text:name="__RefHeading___Toc227_1742750504"/>Lastenheft<text:bookmark-end text:name="__RefHeading___Toc227_1742750504"/></text:h>
      <text:p text:style-name="P4">Da die <text:s/>Methode der Intevallhalbierung nur eine Annäherung an eine Lösung ist soll der Benutzer eine Genauigkeit/Toleranz eingeben auf welche das Programm rechnet. <text:s/><text:span text:style-name="T2">Auch wäre es sehr umständlich zwei oder mehrere Lösungen zu errechnen also soll der Benutzer einen Bereich mit höchstens einer Lösung eingeben. Ist keine Lösung vorhanden reagiert das Programm darauf.</text:span></text:p>
      <text:h text:style-name="P13" text:outline-level="2"><text:bookmark-start text:name="__RefHeading___Toc229_1742750504"/>Benutzerhandbuch<text:bookmark-end text:name="__RefHeading___Toc229_1742750504"/></text:h>
      <text:p text:style-name="P5">Nach starten des Programms werden sie nach einem Intervallanfang und Intervallende gefragt geben Sie diese ein, sollten die Werte Kommastellen haben geben Sie diese mit einem Punkt als Komma ein. Des <text:span text:style-name="T3">W</text:span>eiteren erden sie nach einer Toleranz gefragt, auf welche das Programm rechnen wird. Als nächstes geben sie die Funktion des Graphen ein und von hier rechnet das Programm selbstständig eine Nullstelle aus. <text:span text:style-name="T3">Geben Sie den Koeffizienten der Unbekannten ein und falls der Term nicht vorhanden ist geben Sie Null ein. </text:span>Falls keine Nullstelle im eingegebenen Intervall vorhanden ist wird das Programm sie darauf aufmerksam machen. Sie können negative oder positive Werte eingeben. </text:p>
      <text:h text:style-name="P11" text:outline-level="1"><text:bookmark-start text:name="__RefHeading___Toc113_1742750504"/>Planung<text:bookmark-end text:name="__RefHeading___Toc113_1742750504"/></text:h>
      <text:p text:style-name="P6">Das Programm soll modular sein also muss ein Modul mit zwei Funktionen geschrieben werden. Eine Funktion (Polyinit) wird zur Eingabe der Funktion des Graphen und temporäre Abspeicherung der Werte wird benötigt und eine Funktion (Polymath) bei der ein Wert x übergeben wird und ein Wert y, der durch die Funktion des Graphen errechnet wurde, zurückgegeben. Um dieses Modul in das Hauptprogramm benutzen zu können muss ein „Header“ geschrieben werden. <text:span text:style-name="T4">Im Hauptprogramm wird nach der Eingabe des Intervalls und der Toleranz eine Lösung mit dem Intervallhalbierungsverfahren errechnet und falls vorhanden ausgegeben.</text:span></text:p>
      <text:h text:style-name="P11" text:outline-level="1"><text:bookmark-start text:name="__RefHeading___Toc115_1742750504"/><text:soft-page-break/>Implementierung<text:bookmark-end text:name="__RefHeading___Toc115_1742750504"/></text:h>
      <text:p text:style-name="P7">Nach Testen des Polynommoduls, bei dem eine Funktion eingegeben wird und diese ausgerechnet wird, wird dieses in zwei Funktionen umgeschrieben.</text:p>
      <text:p text:style-name="P7">Polyinit: Dient zur Eingabe der Funktion</text:p>
      <text:p text:style-name="P7">Polymath: dient zum Errechnen eines y Wertes durch einen x Wert.</text:p>
      <text:p text:style-name="P7">Nachdem diese Funktionen getestet wurden muss eine „Header“-Datei geschrieben werden und im Hauptprogramm implementiert werden.</text:p>
      <text:p text:style-name="P7">Nach testen der Unterprogrammaufrufe kann das Hauptprogramm geschrieben und getestet werden.</text:p>
      <text:h text:style-name="P11" text:outline-level="1"><text:bookmark-start text:name="__RefHeading___Toc117_1742750504"/>Testbericht<text:bookmark-end text:name="__RefHeading___Toc117_1742750504"/></text:h>
      <text:p text:style-name="P7">Es wurden die <text:span text:style-name="T5">Funktionen getestet und nach einem kleinen Semantikfehler, der ausgebessert wurde, funktioniert das Modul. Nach schreiben der „Header“-Datei und schreiben des Hauptprogramms wird dieses getestet und nach einigem testen fällt auf das das Programm immer ein Lösung ausgibt. Nach einer weiteren Abfrage ist das Problem gelöst.</text:span></text:p>
      <text:h text:style-name="P11" text:outline-level="1"><text:bookmark-start text:name="__RefHeading___Toc119_1742750504"/>Beobachtungen und Erkenntnisse<text:bookmark-end text:name="__RefHeading___Toc119_1742750504"/></text:h>
      <text:p text:style-name="P8">Man sollte wirklich jedes kleine Detail mit dem Kunden besprechen weil es sonst später beim Programmieren oft zu Verwirrungen kommt. Auch sollte man alle Module, Funktionen und Hauptprogramm im voraus Planen und testen damit sie sicher funktionieren wenn man sie dann brauch und nicht zurück zu diesem gehen muss. <text:span text:style-name="T6">Aufteilen der Aufgabe und aktive Dokumentation erleichtern die Arbeit.</text:span></text:p>
      <text:h text:style-name="P11" text:outline-level="1"><text:bookmark-start text:name="__RefHeading___Toc121_1742750504"/>Quellenverzeichnis<text:bookmark-end text:name="__RefHeading___Toc121_1742750504"/></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w times roman" svg:font-family="'New times roman'"/>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21:56:50.508216326</meta:creation-date>
    <meta:generator>LibreOffice/5.1.6.2$Linux_X86_64 LibreOffice_project/10m0$Build-2</meta:generator>
    <dc:date>2017-11-24T18:12:57.069235680</dc:date>
    <meta:editing-duration>PT43M44S</meta:editing-duration>
    <meta:editing-cycles>11</meta:editing-cycles>
    <meta:document-statistic meta:table-count="0" meta:image-count="0" meta:object-count="0" meta:page-count="4" meta:paragraph-count="39" meta:word-count="570" meta:character-count="4028" meta:non-whitespace-character-count="3483"/>
  </office:meta>
</office:document-meta>
</file>